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表格1" style:family="table">
      <style:table-properties style:width="17.59cm" table:align="margins"/>
    </style:style>
    <style:style style:name="表格1.A" style:family="table-column">
      <style:table-column-properties style:column-width="17.59cm" style:rel-column-width="65535*"/>
    </style:style>
    <style:style style:name="表格1.A1" style:family="table-cell">
      <style:table-cell-properties fo:padding="0.097cm" fo:border="0.05pt solid #000000"/>
    </style:style>
    <number:date-style style:name="N5084" number:language="en" number:country="US">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IMUS 1322 Spy Solution</text:h>
      <text:p text:style-name="Standard">本作品採用<text:a xlink:type="simple" xlink:href="http://creativecommons.org/licenses/by-nc-sa/3.0/deed.zh">知識共享署名-非商业性使用-相同方式共享 3.0 Unported許可協議</text:a>进行許可</text:p>
      <text:p text:style-name="Standard">write by Gestalti Lur</text:p>
      <text:p text:style-name="Standard"><text:date style:data-style-name="N5084" text:date-value="2012-10-03T16:11:49" text:fixed="true">2012-10-03</text:date></text:p>
      <text:p text:style-name="Standard">題目鏈接：<text:a xlink:type="simple" xlink:href="http://acm.timus.ru/problem.aspx?space=1&amp;num=1322">http://acm.timus.ru/problem.aspx?space=1&amp;num=1322</text:a></text:p>
      <text:h text:style-name="Heading_20_2" text:outline-level="2">題目大意</text:h>
      <text:p text:style-name="Standard"><text:tab/>將一個長度爲N(N&lt;=10^5)的字符串的所有的循環字符串排列成一個字符串矩陣。將它的每一行按字典序排序之後取最後一列輸出。題目輸入數據爲這個輸出並且告訴你原始的字符串在排序之後的字符串矩陣的第幾行。要求輸出原始的字符串。</text:p>
      <text:h text:style-name="Heading_20_2" text:outline-level="2">算法分析</text:h>
      <text:p text:style-name="Standard"><text:tab/>題目中的轉換方式實際上是用於數據壓縮的<text:bookmark text:name="firstHeading"/>Burrows-Wheeler变换<text:note text:id="ftn0" text:note-class="footnote"><text:note-citation>1</text:note-citation><text:note-body><text:p text:style-name="Footnote">http://zh.wikipedia.org/wiki/Burrows-Wheeler%E5%8F%98%E6%8D%A2</text:p></text:note-body></text:note>。題目要做的就是這個算法的逆過程。英文wikipedia上有一個樸素方法的演示<text:note text:id="ftn2" text:note-class="footnote"><text:note-citation>2</text:note-citation><text:note-body><text:p text:style-name="Footnote">http://en.wikipedia.org/wiki/Burrows%E2%80%93Wheeler_transform</text:p></text:note-body></text:note>。Princeton大學的一個編程作業的說明<text:note text:id="ftn1" text:note-class="footnote"><text:note-citation>3</text:note-citation><text:note-body><text:p text:style-name="Footnote">http://www.cs.princeton.edu/courses/archive/spr03/cs226/assignments/burrows.html</text:p></text:note-body></text:note>和該題的樣例相同，並且快速還原原字符串的方法。</text:p>
      <text:p text:style-name="Standard"><text:tab/>設原字符串爲s，可以發現最後一列恰好包含s的所有字符。將這些字符按字典序排序後也就是排序後的字符串矩陣的第一列。也就是現在知道了第一列和最後一列，要還原s。因爲這些字符串都是s的循環字符串，所以如果某一行的開始和結尾字符分別是a,b,那麼將其向右移動一位之後的字符串應該是ba...x。如果b...x這個字符串是唯一的，那麼其必然是a...b向右移動一位之後得到的字符串。但是如果有多個對應的情況，比如s1和s2都是形如a...b的字符串。若s1&lt;s2，那麼顯然向右移動一位之後的字符串也存在用同樣的關係，下面簡要證明之：</text:p>
      <text:p text:style-name="Standard"><text:tab/>設s1,s2向右移動之後的字符串分別是s1'和s2'。s1'和s2'除去a,b之後的子串也有和s1,s2相同的大小關係，因而s1'和s2'也具有和s1,s2相同的關係(因爲其前綴ab相同)。因而如果s1&lt;s2則有s1'&lt;s2'。</text:p>
      <text:p text:style-name="Standard"><text:tab/>所以如果按照順序尋找某個字符串右移後的字符串，其位置也應當符合該順序。比如題目描述中的s11和s4右移後的結果都可以轉移到s10和s3,但是因爲上述關係，應當s11對應s10，s4對應s3。</text:p>
      <text:p text:style-name="Standard"><text:tab/>參考代碼中首先將某字符出現的位置按順序加入字符對應的鏈表中。再記錄nxt[ i ]爲第i行的字符串右移之後得到的字符串。因爲之前的預處理過程，所以就可以用O（1）的時間複雜度加入找到該字符串的位置。比如對於題目描述中的例子，預處理後有一個鏈表'r':10-&gt;11。按順序處理的時候nxt[ 1 ] = 10，然後將鏈表'r'更新，到第4行的時候有nxt[ 4 ] = 11,其他字符亦然。所以用O(n)的時間複雜度就可以完成。</text:p>
      <text:h text:style-name="Heading_20_2" text:outline-level="2">參考代碼</text:h>
      <table:table table:name="表格1" table:style-name="表格1">
        <table:table-column table:style-name="表格1.A"/>
        <table:table-row>
          <table:table-cell table:style-name="表格1.A1" office:value-type="string">
            <text:p text:style-name="Table_20_Contents">/*</text:p>
            <text:p text:style-name="Table_20_Contents"><text:s text:c="2"/>TIMUS 1322</text:p>
            <text:p text:style-name="Table_20_Contents"><text:s text:c="2"/>ACCEPTED</text:p>
            <text:p text:style-name="Table_20_Contents"><text:s text:c="2"/>2012-10-01</text:p>
            <text:p text:style-name="Table_20_Contents"><text:s text:c="2"/>2012-10-03</text:p>
            <text:p text:style-name="Table_20_Contents"><text:s text:c="2"/>gestapolur</text:p>
            <text:p text:style-name="Table_20_Contents">*/</text:p>
            <text:p text:style-name="Table_20_Contents">#include&lt;cstdio&gt;</text:p>
            <text:p text:style-name="Table_20_Contents"><text:soft-page-break/>#include&lt;cstring&gt;</text:p>
            <text:p text:style-name="Table_20_Contents">#include&lt;iostream&gt;</text:p>
            <text:p text:style-name="Table_20_Contents">#include&lt;algorithm&gt; </text:p>
            <text:p text:style-name="Table_20_Contents">#define MAXN 100006</text:p>
            <text:p text:style-name="Table_20_Contents">using std::sort;</text:p>
            <text:p text:style-name="Table_20_Contents"/>
            <text:p text:style-name="Table_20_Contents">int n;</text:p>
            <text:p text:style-name="Table_20_Contents">char s[ MAXN ] , e[ MAXN ] , a[ MAXN ];</text:p>
            <text:p text:style-name="Table_20_Contents">int next[ MAXN ] , head[ 129 ] , nxt[ MAXN ];</text:p>
            <text:p text:style-name="Table_20_Contents">int st;</text:p>
            <text:p text:style-name="Table_20_Contents"/>
            <text:p text:style-name="Table_20_Contents">void solve()</text:p>
            <text:p text:style-name="Table_20_Contents">{</text:p>
            <text:p text:style-name="Table_20_Contents"><text:s text:c="2"/>for( int i = 0 ; i &lt; n ; head[ e[ i ] ] = next[ head[ e[ i ] ] ] , ++ i )</text:p>
            <text:p text:style-name="Table_20_Contents"><text:s text:c="4"/>nxt[ i ] = head[ e[ i ] ];</text:p>
            <text:p text:style-name="Table_20_Contents"><text:s text:c="2"/>for( int p = st - 1 , i = 0 ; i &lt; n ; ++ i )</text:p>
            <text:p text:style-name="Table_20_Contents"><text:s text:c="4"/>a[ i ] = s[ p = nxt[ p ] ];</text:p>
            <text:p text:style-name="Table_20_Contents"><text:s text:c="2"/>for( int i = n - 1 ; i &gt; -1 ; -- i ) putchar( a[ i ] );</text:p>
            <text:p text:style-name="Table_20_Contents"><text:s text:c="2"/>printf("\n");</text:p>
            <text:p text:style-name="Table_20_Contents"><text:s text:c="2"/>return ;</text:p>
            <text:p text:style-name="Table_20_Contents">}</text:p>
            <text:p text:style-name="Table_20_Contents"/>
            <text:p text:style-name="Table_20_Contents">void init()</text:p>
            <text:p text:style-name="Table_20_Contents">{</text:p>
            <text:p text:style-name="Table_20_Contents"><text:s text:c="2"/>scanf( "%d%s" , &amp;st , e );</text:p>
            <text:p text:style-name="Table_20_Contents"><text:s text:c="2"/>n = strlen( e );</text:p>
            <text:p text:style-name="Table_20_Contents"><text:s text:c="2"/>strcpy( s , e );</text:p>
            <text:p text:style-name="Table_20_Contents"><text:s text:c="2"/>sort( s , s + n );</text:p>
            <text:p text:style-name="Table_20_Contents"><text:s text:c="2"/>memset( head , 255 , sizeof( head ) );</text:p>
            <text:p text:style-name="Table_20_Contents"><text:s text:c="2"/>for( int i = n ; i not_eq -1 ; -- i )</text:p>
            <text:p text:style-name="Table_20_Contents"><text:s text:c="4"/>{</text:p>
            <text:p text:style-name="Table_20_Contents"><text:s text:c="6"/>next[ i ] = head[ s[ i ] ];</text:p>
            <text:p text:style-name="Table_20_Contents"><text:s text:c="6"/>head[ s[ i ] ] = i;</text:p>
            <text:p text:style-name="Table_20_Contents"><text:s text:c="4"/>}</text:p>
            <text:p text:style-name="Table_20_Contents"><text:s text:c="2"/>return ;</text:p>
            <text:p text:style-name="Table_20_Contents">}</text:p>
            <text:p text:style-name="Table_20_Contents"/>
            <text:p text:style-name="Table_20_Contents">int main()</text:p>
            <text:p text:style-name="Table_20_Contents">{</text:p>
            <text:p text:style-name="Table_20_Contents"><text:s text:c="2"/>init();</text:p>
            <text:p text:style-name="Table_20_Contents"><text:s text:c="2"/>solve();</text:p>
            <text:p text:style-name="Table_20_Contents"><text:s text:c="2"/>return 0;</text:p>
            <text:p text:style-name="Table_20_Contents">}</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DejaVu Serif" fo:font-size="18pt" fo:font-weight="bold" style:font-name-asian="DejaVu Sans1"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uacm </meta:initial-creator>
    <meta:creation-date>2012-07-16T08:24:39</meta:creation-date>
    <dc:date>2012-10-03T17:18:52</dc:date>
    <dc:creator>csuacm </dc:creator>
    <meta:editing-duration>PT1H14M54S</meta:editing-duration>
    <meta:editing-cycles>22</meta:editing-cycles>
    <meta:generator>LibreOffice/3.5$Linux_x86 LibreOffice_project/350m1$Build-2</meta:generator>
    <meta:document-statistic meta:table-count="1" meta:image-count="0" meta:object-count="0" meta:page-count="2" meta:paragraph-count="64" meta:word-count="350" meta:character-count="2132" meta:non-whitespace-character-count="2008"/>
  </office:meta>
</office:document-meta>
</file>